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language-asian="zxx" style:country-asian="none" style:font-weight-asian="bold" style:language-complex="zxx" style:country-complex="none" style:font-weight-complex="bold"/>
    </style:style>
    <style:style style:name="P3" style:family="paragraph" style:parent-style-name="Standard">
      <style:text-properties fo:language="en" fo:country="GB" style:language-asian="zxx" style:country-asian="none" style:language-complex="zxx" style:country-complex="none"/>
    </style:style>
    <style:style style:name="P4" style:family="paragraph" style:parent-style-name="Standard">
      <style:text-properties fo:language="en" fo:country="GB" style:language-asian="zxx" style:country-asian="none" style:language-complex="zxx" style:country-complex="none"/>
    </style:style>
    <style:style style:name="P5" style:family="paragraph" style:parent-style-name="Standard" style:list-style-name="L1">
      <style:text-properties fo:language="en" fo:country="GB" style:language-asian="zxx" style:country-asian="none" style:language-complex="zxx" style:country-complex="none"/>
    </style:style>
    <style:style style:name="P6" style:family="paragraph" style:parent-style-name="Standard" style:list-style-name="L2">
      <style:text-properties fo:language="en" fo:country="GB" style:language-asian="zxx" style:country-asian="none" style:language-complex="zxx" style:country-complex="none"/>
    </style:style>
    <style:style style:name="P7" style:family="paragraph" style:parent-style-name="Standard" style:list-style-name="L3">
      <style:text-properties fo:language="en" fo:country="GB" style:language-asian="zxx" style:country-asian="none" style:language-complex="zxx" style:country-complex="none"/>
    </style:style>
    <style:style style:name="P8" style:family="paragraph" style:parent-style-name="Standard" style:list-style-name="L4">
      <style:text-properties fo:language="en" fo:country="GB" style:language-asian="zxx" style:country-asian="none" style:language-complex="zxx" style:country-complex="none"/>
    </style:style>
    <style:style style:name="P9" style:family="paragraph" style:parent-style-name="Standard" style:list-style-name="L5">
      <style:text-properties fo:language="en" fo:country="GB" style:language-asian="zxx" style:country-asian="none" style:language-complex="zxx" style:country-complex="none"/>
    </style:style>
    <style:style style:name="P10" style:family="paragraph" style:parent-style-name="Standard" style:list-style-name="L8">
      <style:text-properties fo:language="en" fo:country="GB" style:language-asian="zxx" style:country-asian="none" style:language-complex="zxx" style:country-complex="none"/>
    </style:style>
    <style:style style:name="P11" style:family="paragraph" style:parent-style-name="Standard" style:list-style-name="L9">
      <style:text-properties fo:language="en" fo:country="GB" style:language-asian="zxx" style:country-asian="none" style:language-complex="zxx" style:country-complex="none"/>
    </style:style>
    <style:style style:name="P12" style:family="paragraph" style:parent-style-name="Standard" style:list-style-name="L11">
      <style:text-properties fo:language="en" fo:country="GB" style:language-asian="zxx" style:country-asian="none" style:language-complex="zxx" style:country-complex="none"/>
    </style:style>
    <style:style style:name="P13" style:family="paragraph" style:parent-style-name="Standard" style:list-style-name="L5">
      <style:text-properties fo:language="en" fo:country="GB" fo:font-style="normal" style:language-asian="zxx" style:country-asian="none" style:font-style-asian="normal" style:language-complex="zxx" style:country-complex="none" style:font-style-complex="normal"/>
    </style:style>
    <style:style style:name="T1" style:family="text">
      <style:text-properties fo:language="en" fo:country="GB" style:language-asian="zxx" style:country-asian="none" style:language-complex="zxx" style:country-complex="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text:p>
      <text:p text:style-name="P3">after few months of fighting with iDempiere, I've finished first part of ReportEditor mentioned here:</text:p>
      <text:p text:style-name="P3">https://groups.google.com/forum/#!searchin/idempiere/print$20editor/idempiere/pFV0qeH70PI/sGCh0xUiQ_kJ</text:p>
      <text:p text:style-name="P3"/>
      <text:p text:style-name="P3">It's still in developement mode, so to be able to run this plugin you have to have eclipse installed and run iDempiere from it.</text:p>
      <text:p text:style-name="P3">It's created with aid of NetBeans Visual Library and Swing. So it's available in Swing client only. Logging is (for the present) done by Log4J (because of colouring possibility which I love :) )</text:p>
      <text:p text:style-name="P3"/>
      <text:p text:style-name="P2">What it can:</text:p>
      <text:list xml:id="list7648241924770505635" text:style-name="L11">
        <text:list-item>
          <text:p text:style-name="P12">you can easily choose table (or view) to create report to.</text:p>
        </text:list-item>
        <text:list-item>
          <text:p text:style-name="P12">you can easily choose paper settings loaded from iDempiere (creation of new paper was intended, so its prepared but not implemented yet, there are some issues to think of first)</text:p>
        </text:list-item>
        <text:list-item>
          <text:p text:style-name="P12">You can load picture, freely to change size. The image is then saved as attachment to printformattitem.</text:p>
        </text:list-item>
        <text:list-item>
          <text:p text:style-name="P12">Add static text, change text, colour, font (all of this properties are automatically saved in iDempiere system). There can be modified more text elements at the same time.</text:p>
        </text:list-item>
        <text:list-item>
          <text:p text:style-name="P12">Insert subreport, which can be easily found with the aid of dialog. It can be relative or absolute positioned.</text:p>
        </text:list-item>
        <text:list-item>
          <text:p text:style-name="P12">change header and footer of report by dragging line represented it. (its prepared to allow of dragging of margins too, but not implemented yet)</text:p>
        </text:list-item>
        <text:list-item>
          <text:p text:style-name="P12">select multiple elements (for changing positions or properties)</text:p>
        </text:list-item>
      </text:list>
      <text:list xml:id="list8352751136351195500" text:style-name="L9">
        <text:list-header>
          <text:p text:style-name="P11"/>
        </text:list-header>
      </text:list>
      <text:p text:style-name="P3">Notes:</text:p>
      <text:p text:style-name="P3">All elements are absolutely positioned (except of subreport) and this cant be changed. Relative positioning is complicated, ugly and buggy think. It should be refactored as mentioned below in note about “Field element”)</text:p>
      <text:p text:style-name="P3"/>
      <text:p text:style-name="P3"/>
      <text:p text:style-name="P2">What it can't:</text:p>
      <text:list xml:id="list4003462612127049882" text:style-name="L8">
        <text:list-item>
          <text:p text:style-name="P10">load old reports (even created by ReportEditor)</text:p>
        </text:list-item>
        <text:list-item>
          <text:p text:style-name="P10">set header and footer by inserting values (but it can be easily implemented)</text:p>
        </text:list-item>
        <text:list-item>
          <text:p text:style-name="P10">set cling mode where elements are aligned by position of other elements to get better positioning (all elements are totally independent)</text:p>
        </text:list-item>
        <text:list-item>
          <text:p text:style-name="P10">set position manually by inserting value</text:p>
        </text:list-item>
        <text:list-item>
          <text:p text:style-name="P10">change ordering of elements</text:p>
        </text:list-item>
        <text:list-item>
          <text:p text:style-name="P10">insert line and rectangle elements</text:p>
        </text:list-item>
        <text:list-item>
          <text:p text:style-name="P10">use relative positioning</text:p>
        </text:list-item>
        <text:list-item>
          <text:p text:style-name="P10">automatically control position of elements in report parts (i.e. you can still add absolutely positioned text to report body, this leads to strange behaviour when there is subreport or Field element)</text:p>
        </text:list-item>
        <text:list-item>
          <text:p text:style-name="P10">change between form and non form mode</text:p>
        </text:list-item>
        <text:list-item>
          <text:p text:style-name="P10">flaw “Field” element [there is huge need of deep study of PrintEngine (but it's really confusing so for me. Its about weeks or months of study) and the imho the best would be total reinvention of it. (or better to create new one, and let the reports created by Editor to be processed by this new engine)]</text:p>
        </text:list-item>
        <text:list-item>
          <text:p text:style-name="P10">use shortcuts and undo functionality (except ctrl + S for saving and Del for deletion)</text:p>
        </text:list-item>
        <text:list-item>
          <text:p text:style-name="P10">Automatically prefill values in table chooser based on window from which the editor was run</text:p>
        </text:list-item>
        <text:list-item>
          <text:p text:style-name="P10">set relative positioning of element</text:p>
        </text:list-item>
      </text:list>
      <text:p text:style-name="P3"><text:soft-page-break/></text:p>
      <text:p text:style-name="P3">Known issues:</text:p>
      <text:list xml:id="list6872427362634031757" text:style-name="L1">
        <text:list-item>
          <text:p text:style-name="P5">when saving report without subreports, there is iDempiere error complaining about no column specified. So you have to load report created in idempiere first and then switch to report created by ReportEditor.</text:p>
        </text:list-item>
        <text:list-item>
          <text:p text:style-name="P5">When clicked to list of table colums (left bottom side) you cannot delete elements (not know reason and solution yet).</text:p>
        </text:list-item>
      </text:list>
      <text:p text:style-name="P3"/>
      <text:p text:style-name="P3">Some screenshots:</text:p>
      <text:p text:style-name="P3"/>
      <text:p text:style-name="P3"/>
      <text:p text:style-name="P3">You can download sources here:</text:p>
      <text:p text:style-name="P3"><text:a xlink:type="simple" xlink:href="https://github.com/martin-vavrusak/ReportEditor.git">https://github.com/martin-vavrusak/ReportEditor.git</text:a></text:p>
      <text:p text:style-name="P3"/>
      <text:p text:style-name="P3">To be able to run editor there are 3 options:</text:p>
      <text:p text:style-name="P3"/>
      <text:list xml:id="list1499378212032934890" text:style-name="L2">
        <text:list-item>
          <text:p text:style-name="P6">Programatically</text:p>
        </text:list-item>
      </text:list>
      <text:list xml:id="list3883835070334287801" text:style-name="L3">
        <text:list-item>
          <text:p text:style-name="P7">Use MainFrame.runProgram() method.</text:p>
        </text:list-item>
      </text:list>
      <text:list xml:id="list32451760" text:continue-list="list1499378212032934890" text:style-name="L2">
        <text:list-item>
          <text:p text:style-name="P6">Inserting button to window panel</text:p>
        </text:list-item>
      </text:list>
      <text:list xml:id="list6050555335318535844" text:style-name="L4">
        <text:list-item>
          <text:p text:style-name="P8">apply included patch pridani_tlacitka_do_klienta_(org.adempiere.ui.swing).patch to<text:span text:style-name="T2"> org.adempiere.ui.swing</text:span><text:span text:style-name="T3"> package (right click on it and choose Team → Apply Patch).</text:span></text:p>
        </text:list-item>
        <text:list-item>
          <text:p text:style-name="P8"><text:span text:style-name="T3">Recompile (clean) this package</text:span></text:p>
        </text:list-item>
        <text:list-item>
          <text:p text:style-name="P8"><text:span text:style-name="T3">After this you can run editor by opening some window with tool panel (eg Purchase Order, Invoice, ...) and clicking on ReportEditor text.</text:span></text:p>
        </text:list-item>
        <text:list-item>
          <text:p text:style-name="P8"><text:span text:style-name="T3">If you don't like the text and want icon, copy “</text:span><text:span text:style-name="T2">ReportEditor16.png</text:span><text:span text:style-name="T3">” and “</text:span><text:span text:style-name="T2">ReportEditor24.png</text:span><text:span text:style-name="T3">” to </text:span><text:span text:style-name="T2">“...\org.adempiere.ui.swing\build\org\compiere\images”</text:span><text:span text:style-name="T3">. (you have to copy it after each cleaning of <text:s/>org.adempiere.ui.swing package)</text:span></text:p>
        </text:list-item>
      </text:list>
      <text:list xml:id="list32426780" text:continue-list="list32451760" text:style-name="L2">
        <text:list-item>
          <text:p text:style-name="P6">creating item in menu</text:p>
        </text:list-item>
      </text:list>
      <text:list xml:id="list8759131084819610157" text:style-name="L5">
        <text:list-item>
          <text:p text:style-name="P9">Create new process (Application Dictionary -&gt; Report &amp; Process): as a class insert “<text:span text:style-name="T2">cz.muni.fi.vavmar.printeditor.IdempiereLauncherProcess</text:span>”</text:p>
        </text:list-item>
        <text:list-item>
          <text:p text:style-name="P13">Create new menu item using this process (System Admin -&gt; General Rules -&gt; Menu)</text:p>
        </text:list-item>
      </text:list>
      <text:p text:style-name="P3"/>
      <text:p text:style-name="P3">Note:</text:p>
      <text:p text:style-name="P3">when importing project import it as binary project and as “Plugin developement”. Name it “<text:span text:style-name="T2">cz.muni.fi.vavmar.reporteditor”</text:span><text:span text:style-name="T3"> otherwise there could be problems with patch.</text:span></text:p>
      <text:p text:style-name="P3"/>
      <text:p text:style-name="P3"/>
      <text:p text:style-name="P3"/>
      <text:p text:style-name="P3">I forgot to mention:</text:p>
      <text:p text:style-name="P3"/>
      <text:p text:style-name="P3">This project was created as my master's thesis so I'm finished and right now and probably don't plan future development <text:s/>(except some minor changes like adding support for inserting lines and rectangles, … in my free time of for fun). But maybe there will be some more thesis in the future.</text:p>
      <text:p text:style-name="P3"/>
      <text:p text:style-name="P3">Together with need of refactoring (or better creating new one with independent module providing transition between old and new system) PrintEngine the amount of work is really huge for one person.</text:p>
      <text:p text:style-name="P3"/>
      <text:p text:style-name="P3">The editor don't compete with access rights and user roles (there is no need because user can only create new report and don't have option to show data). This should be changed in future when loading and editing already created reports or paper settings will “come into the game”.</text:p>
      <text:p text:style-name="Standard"><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32S</meta:editing-duration>
    <meta:editing-cycles>18</meta:editing-cycles>
    <meta:generator>OpenOffice/4.0.1$Win32 OpenOffice.org_project/401m5$Build-9714</meta:generator>
    <dc:date>2014-06-13T12:28:56.79</dc:date>
    <dc:creator>Martin </dc:creator>
    <meta:document-statistic meta:table-count="0" meta:image-count="0" meta:object-count="0" meta:page-count="2" meta:paragraph-count="53" meta:word-count="814" meta:character-count="5096"/>
    <meta:user-defined meta:name="Info 1"/>
    <meta:user-defined meta:name="Info 2"/>
    <meta:user-defined meta:name="Info 3"/>
    <meta:user-defined meta:name="Info 4"/>
  </office:meta>
</office:document-meta>
</file>